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3"/>
      <text:p text:style-name="P3"/>
      <text:p text:style-name="P3">Dilluns<text:tab/>25/09/23</text:p>
      <text:p text:style-name="P2"/>
      <text:p text:style-name="P2">Presentació assignatura.</text:p>
      <text:p text:style-name="P4">Comentem les normes del taller.</text:p>
      <text:p text:style-name="P4">Comentem l'ús del lloc web. </text:p>
      <text:p text:style-name="P2"/>
      <text:p text:style-name="P3">Dimarts<text:tab/>26/09/23</text:p>
      <text:p text:style-name="P3"/>
      <text:p text:style-name="P3"/>
      <text:p text:style-name="P3">Dimecres<text:tab/>27/09/23</text:p>
      <text:p text:style-name="P3"/>
      <text:p text:style-name="P3"/>
      <text:p text:style-name="P3">Dijous<text:tab/><text:tab/>28/09/23</text:p>
      <text:p text:style-name="P3"/>
      <text:p text:style-name="P3"/>
      <text:p text:style-name="P3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3T22:40:06.833939178</dc:date>
    <meta:editing-duration>P0D</meta:editing-duration>
    <meta:editing-cycles>4</meta:editing-cycles>
    <meta:document-statistic meta:table-count="0" meta:image-count="0" meta:object-count="0" meta:page-count="1" meta:paragraph-count="9" meta:word-count="25" meta:character-count="186" meta:non-whitespace-character-count="167"/>
  </office:meta>
</office:document-meta>
</file>